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language="cs" fo:country="CZ" fo:background-color="#ffff00"/>
    </style:style>
    <style:style style:name="T3" style:family="text">
      <style:text-properties fo:background-color="#ffff00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lt00": "<text:span text:style-name="T1">Senzace</text:span> <text:span text:style-name="T1">ze světu</text:span> kardiologii: <text:span text:style-name="T1">vědci </text:span>vyvinu<text:span text:style-name="T1">li</text:span> lék, který zmír<text:span text:style-name="T1">ňuje</text:span> hypertenzi jednou provždy!",</text:p>
      <text:p text:style-name="Standard"/>
      <text:p text:style-name="Standard">"lt0": "Přihlásit se",</text:p>
      <text:p text:style-name="Standard"/>
      <text:p text:style-name="Standard">"lt1": "Media Kit",</text:p>
      <text:p text:style-name="Standard"/>
      <text:p text:style-name="Standard">"lt2": "Invest<text:span text:style-name="T1">uj teď</text:span>",</text:p>
      <text:p text:style-name="Standard"/>
      <text:p text:style-name="Standard">"lt3": <text:span text:style-name="T1">"Kontakty",</text:span></text:p>
      <text:p text:style-name="Standard"/>
      <text:p text:style-name="Standard">"lt4": "Facebook",</text:p>
      <text:p text:style-name="Standard"/>
      <text:p text:style-name="Standard">"lt5": "Twitter",</text:p>
      <text:p text:style-name="Standard"/>
      <text:p text:style-name="Standard">"lt6": "Instagram",</text:p>
      <text:p text:style-name="Standard"/>
      <text:p text:style-name="Standard">"lt7": "Pinterest",</text:p>
      <text:p text:style-name="Standard"/>
      <text:p text:style-name="Standard">"lt8": "Inspirace pro lepší život",</text:p>
      <text:p text:style-name="Standard"/>
      <text:p text:style-name="Standard">"lt9": "Zdraví",</text:p>
      <text:p text:style-name="Standard"/>
      <text:p text:style-name="Standard">"lt10": "Zdraví dětí",</text:p>
      <text:p text:style-name="Standard"/>
      <text:p text:style-name="Standard">"lt11": "MD Knowledge Base",</text:p>
      <text:p text:style-name="Standard"/>
      <text:p text:style-name="Standard">"lt12": "Zdraví vašich<text:span text:style-name="T1"> zubů</text:span>",</text:p>
      <text:p text:style-name="Standard"/>
      <text:p text:style-name="Standard">"lt13": "Duševní zdraví",</text:p>
      <text:p text:style-name="Standard"/>
      <text:p text:style-name="Standard">"lt14": "Zdraví mužů",</text:p>
      <text:p text:style-name="Standard"/>
      <text:p text:style-name="Standard">"lt15": "Zdraví žen",</text:p>
      <text:p text:style-name="Standard"/>
      <text:p text:style-name="Standard">"lt16": "Technologie",</text:p>
      <text:p text:style-name="Standard"/>
      <text:p text:style-name="Standard">"lt17": "Dieta",</text:p>
      <text:p text:style-name="Standard"/>
      <text:p text:style-name="Standard">"lt18": "Výživa",</text:p>
      <text:p text:style-name="Standard"/>
      <text:p text:style-name="Standard">"lt19": "Recepty",</text:p>
      <text:p text:style-name="Standard"/>
      <text:p text:style-name="Standard">"lt20": "Fitness",</text:p>
      <text:p text:style-name="Standard"/>
      <text:p text:style-name="Standard">"lt21": "Životní styl",</text:p>
      <text:p text:style-name="Standard"/>
      <text:p text:style-name="Standard">"lt22": "<text:span text:style-name="T1">Krása</text:span>",</text:p>
      <text:p text:style-name="Standard"/>
      <text:p text:style-name="Standard">"lt23": "Peníze",</text:p>
      <text:p text:style-name="Standard"/>
      <text:p text:style-name="Standard">"lt24": "Vztahy",</text:p>
      <text:p text:style-name="Standard"><text:soft-page-break/></text:p>
      <text:p text:style-name="Standard">"lt25": "Rodičovství",</text:p>
      <text:p text:style-name="Standard"/>
      <text:p text:style-name="Standard">"lt26": "Well Series",</text:p>
      <text:p text:style-name="Standard"/>
      <text:p text:style-name="Standard">"lt27": "Zprávy<text:span text:style-name="T1"> ze světu industrie</text:span>",</text:p>
      <text:p text:style-name="Standard"/>
      <text:p text:style-name="Standard">"lt28": "Zdraví",</text:p>
      <text:p text:style-name="Standard"/>
      <text:p text:style-name="Standard">"lt29": "Zdraví dětí",</text:p>
      <text:p text:style-name="Standard"/>
      <text:p text:style-name="Standard">"lt30": "MD Knowledge Base",</text:p>
      <text:p text:style-name="Standard"/>
      <text:p text:style-name="Standard">"lt31": "Zdraví <text:span text:style-name="T1">zubů</text:span>",</text:p>
      <text:p text:style-name="Standard"/>
      <text:p text:style-name="Standard">"lt32": "Duševní zdraví",</text:p>
      <text:p text:style-name="Standard"/>
      <text:p text:style-name="Standard">"lt33": "Zdraví mužů",</text:p>
      <text:p text:style-name="Standard"/>
      <text:p text:style-name="Standard">"lt34": "Zdraví žen",</text:p>
      <text:p text:style-name="Standard"/>
      <text:p text:style-name="Standard">"lt35": "Technologie",</text:p>
      <text:p text:style-name="Standard"/>
      <text:p text:style-name="Standard">"lt36": "Dieta",</text:p>
      <text:p text:style-name="Standard"/>
      <text:p text:style-name="Standard">"lt37": "<text:span text:style-name="T1">Zdravá v</text:span>ýživa",</text:p>
      <text:p text:style-name="Standard"/>
      <text:p text:style-name="Standard">"lt38": "Recepty",</text:p>
      <text:p text:style-name="Standard"/>
      <text:p text:style-name="Standard">"lt39": "Fitness",</text:p>
      <text:p text:style-name="Standard"/>
      <text:p text:style-name="Standard">"lt40": "Životní styl",</text:p>
      <text:p text:style-name="Standard"/>
      <text:p text:style-name="Standard">"lt41": "<text:span text:style-name="T1">Krása</text:span>",</text:p>
      <text:p text:style-name="Standard"/>
      <text:p text:style-name="Standard">"lt42": "Peníze",</text:p>
      <text:p text:style-name="Standard"/>
      <text:p text:style-name="Standard">"lt43": "Vztahy",</text:p>
      <text:p text:style-name="Standard"/>
      <text:p text:style-name="Standard">"lt44": "Rodičovství",</text:p>
      <text:p text:style-name="Standard"/>
      <text:p text:style-name="Standard">"lt45": "Well Series",</text:p>
      <text:p text:style-name="Standard"/>
      <text:p text:style-name="Standard">"lt46": "<text:span text:style-name="T1">Zprávy ze světu industrie</text:span>",</text:p>
      <text:p text:style-name="Standard"/>
      <text:p text:style-name="Standard">"lt47": "<text:span text:style-name="T1">Senzace</text:span> <text:span text:style-name="T1">ze světu</text:span> kardiologii: byl vyvinut lék, který <text:span text:style-name="T1">může vyléčit</text:span><text:span text:style-name="T4"> </text:span>hypertenzi jednou provždy!",</text:p>
      <text:p text:style-name="Standard"/>
      <text:p text:style-name="Standard">"lt48": "3. března 2020",</text:p>
      <text:p text:style-name="Standard"/>
      <text:p text:style-name="Standard">"lt49": " čtení <text:span text:style-name="T1">na </text:span>7 minut",</text:p>
      <text:p text:style-name="Standard"/>
      <text:p text:style-name="Standard"><text:soft-page-break/>"lt50": "Arteriální hypertenze je důsledkem moderního životního stylu a vede k nejzávažnějším onemocněním kardiovaskulárního systému, které jsou zase hlavní příčinou úmrtí na celém světě. Podle statistik WHO v roce 2016 zemřelo na kardiovaskulární onemocnění 18 milionů lidí - 31% z celkového počtu úmrtí. ",</text:p>
      <text:p text:style-name="Standard"/>
      <text:p text:style-name="Standard">"lt51": "<text:span text:style-name="T1">Proto,</text:span> je boj proti vysokému krevnímu tlaku důležit<text:span text:style-name="T1">ý</text:span> pro každého z nás. <text:span text:style-name="T1">Více o tom nám poví</text:span>, <text:span text:style-name="T1">pán</text:span> profesor Josef<text:span text:style-name="T1"> Vít</text:span> <text:span text:style-name="T1">který působí v oddělení </text:span>kardiologie Národního zdravotního ústavu, o senzačním vývoji v léčbě hypertenze. &lt;/b&gt;",</text:p>
      <text:p text:style-name="Standard"/>
      <text:p text:style-name="Standard">"lt52": <text:span text:style-name="T1">"Mudr.Josef Vít</text:span>",</text:p>
      <text:p text:style-name="Standard"/>
      <text:p text:style-name="Standard">"lt53": "&lt;b&gt; <text:span text:style-name="T1">Zpravodaj</text:span>: &lt;/b&gt; <text:span text:style-name="T1">Dobrý den, pane doktore Víte</text:span>, <text:span text:style-name="T1">prozraďte nám prosím, </text:span>jaká antihypertenziva existují<text:span text:style-name="T1"> v současné době</text:span> a jak jsou efektivní?",</text:p>
      <text:p text:style-name="Standard"/>
      <text:p text:style-name="Standard">"lt54": "- Dnes <text:span text:style-name="T1">na výběr máme</text:span> obrovské množství antihypertenziv. Je smutné, že <text:span text:style-name="T1">jsou zaměřené</text:span> pouze <text:span text:style-name="T1">na</text:span> dočasně zmír<text:span text:style-name="T1">nění</text:span> příznak<text:span text:style-name="T1">ů hypertenze</text:span> a pro dosažení terapeutického účinku <text:span text:style-name="T1">musejí</text:span> být používány <text:span text:style-name="T1">během</text:span> cel<text:span text:style-name="T1">ého</text:span> <text:span text:style-name="T1">života nemocného.</text:span> Stejně jako jiné léky jsou nevyhnutelně návykové a mají mnoho vedlejších účinků. <text:span text:style-name="T1">Jíž dlouhá</text:span> let<text:span text:style-name="T1">a</text:span> náš institut vyvíjí nástroj, který by mohl jednou a navždy z<text:span text:style-name="T1">bavit</text:span> člověka <text:span text:style-name="T1">nemoci</text:span> vysokého krevního tlaku. “,</text:p>
      <text:p text:style-name="Standard"/>
      <text:p text:style-name="Standard">"lt55": "&lt;b&gt; <text:span text:style-name="T1">Zpravodaj</text:span>: &lt;/b&gt; Podařilo se vám <text:span text:style-name="T1">takový</text:span> lék vyvinout? V jaké <text:span text:style-name="T1">je to teď </text:span>fázi?",</text:p>
      <text:p text:style-name="Standard"/>
      <text:p text:style-name="Standard">"lt56": "Ano, vyvinuli jsme takový nástroj, který se <text:span text:style-name="T1">nazývá</text:span> <text:span text:style-name="T3">XX</text:span>. Poslední klinick<text:span text:style-name="T1">á</text:span> studie byl<text:span text:style-name="T1">a</text:span> nedávno dokončen<text:span text:style-name="T1">a</text:span>. Provedli jsme třífázovou terapeutickou studii na skupině <text:span text:style-name="T1">z</text:span> 2500 dobrovolníků s různým stupněm <text:span text:style-name="T1">vývoje</text:span> hypertenze.",</text:p>
      <text:p text:style-name="Standard"/>
      <text:p text:style-name="Standard">"lt57": "&lt;b&gt; <text:span text:style-name="T1">Zpravodaj</text:span>: &lt;/b&gt; Řekněte nám, <text:span text:style-name="T1">prosím,</text:span> o <text:span text:style-name="T1">tomto</text:span> <text:span text:style-name="T1">výzkumu více</text:span>.",</text:p>
      <text:p text:style-name="Standard"/>
      <text:p text:style-name="Standard">"lt58": "&lt;b&gt; Druhá fáze &lt;/b&gt; - <text:span text:style-name="T1">z</text:span>hodno<text:span text:style-name="T1">tili jsme</text:span> terapeutick<text:span text:style-name="T1">ý</text:span> <text:span text:style-name="T1">účinek</text:span> <text:span text:style-name="T1">přípravku</text:span>. 2500 dobrovolníků dokončilo celý <text:span text:style-name="T1">komplex léčby s</text:span> <text:span text:style-name="T3">XX</text:span>. <text:span text:style-name="T1">Za v</text:span>ýsle<text:span text:style-name="T1">dní zaznamenané údaje se považují</text:span>:",</text:p>
      <text:p text:style-name="Standard"/>
      <text:p text:style-name="Standard">"lt59": "&lt;b&gt; <text:span text:style-name="T1">U</text:span> 98% <text:s/><text:span text:style-name="T1">subjektů</text:span>&lt;/b&gt; - během prvních hodin po podání <text:span text:style-name="T1">léku <text:s/>tlak se </text:span>stabiliz<text:span text:style-name="T1">ovál na </text:span>120/80 <text:s/>",</text:p>
      <text:p text:style-name="Standard"/>
      <text:p text:style-name="Standard">"lt60": "&lt;b&gt; 97% subjektů &lt;/b&gt; - zbavilo se všech příznaků hypertenze po prvních dvou týdnech <text:span text:style-name="T1">léčby hypertenze s </text:span><text:span text:style-name="T2">XX</text:span>,"</text:p>
      <text:p text:style-name="Standard"/>
      <text:p text:style-name="Standard">"lt61": "&lt;b&gt; <text:span text:style-name="T1">U </text:span>82% subjektů &lt;/b&gt; - <text:span text:style-name="T1">už </text:span>po prvních třech dnech nebyly zaznamenány <text:span text:style-name="T1">projevy</text:span> hypertenze,"</text:p>
      <text:p text:style-name="Standard"/>
      <text:p text:style-name="Standard">"lt62": "A konečně třetí fáze &lt;/b&gt; - hodnocení účinnosti léku: <text:span text:style-name="T1">po </text:span>šest<text:span text:style-name="T1">i</text:span> měsíc<text:span text:style-name="T1">ích</text:span> po ukončení užívání <text:span text:style-name="T1">léku</text:span>. <text:span text:style-name="T1">O</text:span>bdrželi <text:span text:style-name="T1">jsme </text:span>jednoduše bezprecedentní údaje: &lt;b&gt; 80% subjektů, bez ohledu na <text:span text:style-name="T1">průběh </text:span>nemoci, úplně <text:span text:style-name="T1">se</text:span> <text:span text:style-name="T1">zbavili hypertenze</text:span> po <text:span text:style-name="T1">léčbě s</text:span> <text:span text:style-name="T3">XX</text:span>. &lt;/b&gt; ",</text:p>
      <text:p text:style-name="Standard"/>
      <text:p text:style-name="Standard">"lt63": "20% <text:span text:style-name="T1">subjektů</text:span> <text:span text:style-name="T1">za</text:span> 3 měsíc<text:span text:style-name="T1">e se znovu začalo brát tento přípravek ale jen pro profylaktický účel</text:span>. <text:span text:style-name="T1">Dle v</text:span>ýsledk<text:span text:style-name="T1">ů</text:span> - <text:s/>&lt;b&gt; všichni pacienti z druhé skupiny se zbavili hypertenze. &lt;/b&gt;",</text:p>
      <text:p text:style-name="Standard"/>
      <text:p text:style-name="Standard">"lt64": "&lt;b&gt; <text:span text:style-name="T1">Zpravodaj</text:span>: &lt;/b&gt; To znamená, že <text:span text:style-name="T3">XX</text:span> zbaví <text:span text:style-name="T1">nemocné </text:span>hypertenze jednou provždy?",</text:p>
      <text:p text:style-name="Standard"/>
      <text:p text:style-name="Standard">"lt65": "- Ano, dnes je to jediný lék, který zcela eliminuje hypertenzi.",</text:p>
      <text:p text:style-name="Standard"/>
      <text:p text:style-name="Standard">"lt66": <text:span text:style-name="T1">"Zpravodaj:</text:span> <text:span text:style-name="T3">XX</text:span> dosud neproběhl na prodej v lékárnách, ale již prošel úplnou certifikací. <text:span text:style-name="T3">XX</text:span> <text:soft-page-break/>můžete koupit na oficiálních webových stránkách výrobce, kde se prodává bez jakýchkoli dalších poplatků.",</text:p>
      <text:p text:style-name="Standard"/>
      <text:p text:style-name="Standard">"lt67": "Koupit <text:span text:style-name="T3">XX</text:span> na webových stránkách výrobce",</text:p>
      <text:p text:style-name="Standard"/>
      <text:p text:style-name="Standard">"lt68": "Komentáře",</text:p>
      <text:p text:style-name="Standard"/>
      <text:p text:style-name="Standard">"lt69": <text:span text:style-name="T1">"Karla:",</text:span></text:p>
      <text:p text:style-name="Standard"/>
      <text:p text:style-name="Standard">"lt70": "Zajímavý článek",</text:p>
      <text:p text:style-name="Standard"/>
      <text:p text:style-name="Standard">"lt71": "<text:span text:style-name="T1">Helena</text:span>:",</text:p>
      <text:p text:style-name="Standard"/>
      <text:p text:style-name="Standard">"lt72": "Mám hypertenzi <text:span text:style-name="T1">celých</text:span> 10 let, vyzkoušel<text:span text:style-name="T1">a</text:span> jsem v<text:span text:style-name="T1">eškeré léky na hypertenzi z lékárny</text:span>! <text:span text:style-name="T1">Dietní</text:span> strava a <text:s/><text:span text:style-name="T1">bez</text:span> soli. Nic nepom<text:span text:style-name="T1">áhalo</text:span>. Objednal<text:span text:style-name="T1">a</text:span> jsem <text:span text:style-name="T3">XX</text:span>, opravdu <text:span text:style-name="T1">doufám že to naplní moje naděje</text:span>!",</text:p>
      <text:p text:style-name="Standard"/>
      <text:p text:style-name="Standard">"lt73": " <text:span text:style-name="T1">Zuzana</text:span>:",</text:p>
      <text:p text:style-name="Standard"/>
      <text:p text:style-name="Standard">"lt74": "DĚKUJ<text:span text:style-name="T1">Í</text:span> vám! M<text:span text:style-name="T1">ému otci</text:span> je 68 let, <text:span text:style-name="T1">trápí se</text:span> hyper<text:span text:style-name="T1">tenzi</text:span>. V poslední době stále více a více <text:span text:style-name="T1">a</text:span> musí<text:span text:style-name="T1">me mu</text:span> <text:span text:style-name="T1">pokaždé</text:span> volat sanitku. Budeme s<text:span text:style-name="T1">e léčit s</text:span> <text:span text:style-name="T3">XX</text:span>",</text:p>
      <text:p text:style-name="Standard"/>
      <text:p text:style-name="Standard">"lt75": <text:s/><text:span text:style-name="T1">Lucie</text:span>:",</text:p>
      <text:p text:style-name="Standard"/>
      <text:p text:style-name="Standard">"lt76": "<text:span text:style-name="T1">Objednala jsem ten lék</text:span>, díky!",</text:p>
      <text:p text:style-name="Standard"/>
      <text:p text:style-name="Standard">"lt77": "<text:span text:style-name="T1">Renata</text:span>:",</text:p>
      <text:p text:style-name="Standard"/>
      <text:p text:style-name="Standard">"lt78": "To znamená, že <text:span text:style-name="T1">se </text:span>nyní hypertenze <text:span text:style-name="T1">léčí líp</text:span> než nachlazení?",</text:p>
      <text:p text:style-name="Standard"/>
      <text:p text:style-name="Standard">"lt79": "<text:span text:style-name="T1">Karel</text:span>",</text:p>
      <text:p text:style-name="Standard"/>
      <text:p text:style-name="Standard">"lt80": "přesně tak!",</text:p>
      <text:p text:style-name="Standard"/>
      <text:p text:style-name="Standard">"lt81": "<text:span text:style-name="T1">Kamila</text:span>:",</text:p>
      <text:p text:style-name="Standard"/>
      <text:p text:style-name="Standard">"lt82": "Někdy se stává, že se cítím závratě, <text:span text:style-name="T1">mžitky před očima</text:span>, <text:span text:style-name="T1">arytmie</text:span>. Tlak 130/95. Samozřejmě to není <text:span text:style-name="T1">to nejhorší</text:span>, ale <text:span text:style-name="T1">je to určitě</text:span> nepříjemné",</text:p>
      <text:p text:style-name="Standard"/>
      <text:p text:style-name="Standard">"lt83": "<text:span text:style-name="T1">Honza</text:span>:",</text:p>
      <text:p text:style-name="Standard"/>
      <text:p text:style-name="Standard">"lt84": "<text:span text:style-name="T1">M</text:span>ám to jen občas. Ale, jak řekl lékař z článku, <text:span text:style-name="T1">vysoký </text:span>tlak si <text:span text:style-name="T1">jen tak </text:span>nevšimnete. Můž<text:span text:style-name="T1">ou</text:span> se čas od času projevit příznaky a v jiných případech <text:span text:style-name="T1">si toho ani nevšimněte.</text:span> Takže musíte <text:span text:style-name="T1">si</text:span> <text:span text:style-name="T1">sledovat svůj zdravotní stav</text:span>. <text:span text:style-name="T1">N</text:span>echal <text:span text:style-name="T1">jsem</text:span> na webu <text:span text:style-name="T1">objednávku</text:span>, “</text:p>
      <text:p text:style-name="Standard"/>
      <text:p text:style-name="Standard">"lt85": "<text:span text:style-name="T1">M</text:span>ari<text:span text:style-name="T1">e</text:span>:",</text:p>
      <text:p text:style-name="Standard"/>
      <text:p text:style-name="Standard">"lt86": "Ano, musíš se léčit ...",</text:p>
      <text:p text:style-name="Standard"/>
      <text:p text:style-name="Standard">"lt87": "<text:span text:style-name="T1">Kája</text:span>:",</text:p>
      <text:p text:style-name="Standard"/>
      <text:p text:style-name="Standard">"lt88": "Děkuji!",</text:p>
      <text:p text:style-name="Standard"><text:soft-page-break/></text:p>
      <text:p text:style-name="Standard">"lt92": "Přihlaste se k odběru. <text:span text:style-name="T1">Č</text:span>tení <text:span text:style-name="T1">pro zdraví</text:span>! ““,</text:p>
      <text:p text:style-name="Standard"/>
      <text:p text:style-name="Standard">"lt93": "E-mail",</text:p>
      <text:p text:style-name="Standard"/>
      <text:p text:style-name="Standard">"lt94": "Pokud <text:span text:style-name="T1">ne</text:span>jste <text:span text:style-name="T1">robot</text:span></text:p>
      <text:p text:style-name="P1"/>
      <text:p text:style-name="Standard">, nechte toto pole prázdné: &lt;input autocomplete = \" off \ "name = \" _ mc4wp_honeypot \ "tabindex = \" - 1 \ "type = \" text \ "value = \" \ "&gt;",</text:p>
      <text:p text:style-name="Standard"/>
      <text:p text:style-name="Standard">"lt95": "Facebook",</text:p>
      <text:p text:style-name="Standard"/>
      <text:p text:style-name="Standard">"lt96": "Twitter",</text:p>
      <text:p text:style-name="Standard"/>
      <text:p text:style-name="Standard">"lt97": "Instagram",</text:p>
      <text:p text:style-name="Standard"/>
      <text:p text:style-name="Standard">"lt98": "Pinterest",</text:p>
      <text:p text:style-name="Standard"/>
      <text:p text:style-name="Standard">"lt99": "Copyright © 2019 Health Journal"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1S</meta:editing-duration>
    <meta:editing-cycles>24</meta:editing-cycles>
    <meta:generator>OpenOffice/4.1.6$Win32 OpenOffice.org_project/416m1$Build-9790</meta:generator>
    <dc:date>2020-03-16T11:11:32.63</dc:date>
    <meta:document-statistic meta:table-count="0" meta:image-count="0" meta:object-count="0" meta:page-count="5" meta:paragraph-count="99" meta:word-count="845" meta:character-count="5674"/>
    <meta:user-defined meta:name="Info 1"/>
    <meta:user-defined meta:name="Info 2"/>
    <meta:user-defined meta:name="Info 3"/>
    <meta:user-defined meta:name="Info 4"/>
  </office:meta>
</office:document-meta>
</file>